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08d" officeooo:paragraph-rsid="001f0c55"/>
    </style:style>
    <style:style style:name="P2" style:family="paragraph" style:parent-style-name="Standard">
      <style:text-properties officeooo:paragraph-rsid="001da08d"/>
    </style:style>
    <style:style style:name="P3" style:family="paragraph" style:parent-style-name="Standard">
      <style:text-properties officeooo:rsid="001f0c55" officeooo:paragraph-rsid="001f0c55"/>
    </style:style>
    <style:style style:name="P4" style:family="paragraph" style:parent-style-name="Standard">
      <style:text-properties officeooo:rsid="001fd4ff" officeooo:paragraph-rsid="001fd4ff"/>
    </style:style>
    <style:style style:name="P5" style:family="paragraph" style:parent-style-name="Standard">
      <style:text-properties officeooo:rsid="002087a4" officeooo:paragraph-rsid="002087a4"/>
    </style:style>
    <style:style style:name="P6" style:family="paragraph" style:parent-style-name="Standard">
      <style:text-properties officeooo:rsid="002087a4" officeooo:paragraph-rsid="0022d341"/>
    </style:style>
    <style:style style:name="P7" style:family="paragraph" style:parent-style-name="Standard">
      <style:paragraph-properties fo:break-before="page"/>
      <style:text-properties officeooo:rsid="001da08d" officeooo:paragraph-rsid="001f0c55"/>
    </style:style>
    <style:style style:name="P8" style:family="paragraph" style:parent-style-name="Standard">
      <style:paragraph-properties fo:break-before="page"/>
      <style:text-properties officeooo:rsid="001f0c55" officeooo:paragraph-rsid="001f0c55"/>
    </style:style>
    <style:style style:name="T1" style:family="text">
      <style:text-properties officeooo:rsid="001da08d"/>
    </style:style>
    <style:style style:name="T2" style:family="text">
      <style:text-properties fo:font-variant="normal" fo:text-transform="none" fo:color="#222222" style:font-name="Helvetica Neue" fo:font-size="15.7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22222" style:font-name="Helvetica Neue" fo:font-size="15.75pt" fo:letter-spacing="normal" fo:font-style="normal" fo:font-weight="normal" officeooo:rsid="002087a4" loext:padding="0in" loext:border="none"/>
    </style:style>
    <style:style style:name="T4" style:family="text">
      <style:text-properties fo:font-variant="normal" fo:text-transform="none" fo:color="#222222" style:font-name="Helvetica Neue" fo:font-size="15.75pt" fo:letter-spacing="normal" fo:font-style="normal" fo:font-weight="normal" officeooo:rsid="002170d7" loext:padding="0in" loext:border="none"/>
    </style:style>
    <style:style style:name="T5" style:family="text">
      <style:text-properties fo:font-variant="normal" fo:text-transform="none" fo:color="#222222" style:font-name="Helvetica Neue" fo:font-size="15.75pt" fo:letter-spacing="normal" fo:font-style="normal" fo:font-weight="normal" officeooo:rsid="00223abf" loext:padding="0in" loext:border="none"/>
    </style:style>
    <style:style style:name="T6" style:family="text">
      <style:text-properties fo:font-variant="normal" fo:text-transform="none" fo:color="#222222" style:font-name="Helvetica Neue" fo:font-size="15.75pt" fo:letter-spacing="normal" fo:font-style="normal" fo:font-weight="normal" officeooo:rsid="0022d341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ckage Codeforces.B.</text:span><text:span text:style-name="T2">GrowingMushrooms;</text:span></text:p>
      <text:p text:style-name="P2"><text:span text:style-name="T2"/></text:p>
      <text:p text:style-name="P1"><text:span text:style-name="T2">public class Main{</text:span></text:p>
      <text:p text:style-name="P1"><text:span text:style-name="T2"/></text:p>
      <text:p text:style-name="P3"><text:span text:style-name="T2">public static void main(String [] args){</text:span></text:p>
      <text:p text:style-name="P3"><text:span text:style-name="T2"/></text:p>
      <text:p text:style-name="P3"><text:span text:style-name="T2"/></text:p>
      <text:p text:style-name="P4"><text:span text:style-name="T2">BufferedReader in = new BufferedReader(</text:span><text:span text:style-name="T3">new InputStreamReade(System.in)</text:span><text:span text:style-name="T2">);</text:span></text:p>
      <text:p text:style-name="P5"><text:span text:style-name="T2">StringTokenizer stk = new StringTokenizer(in.readLine());</text:span></text:p>
      <text:p text:style-name="P5"><text:span text:style-name="T2"/></text:p>
      <text:p text:style-name="P5"><text:span text:style-name="T2"/></text:p>
      <text:p text:style-name="P5"><text:span text:style-name="T2">int n = Integer.parseInt(stk.nextToken());</text:span></text:p>
      <text:p text:style-name="P5"><text:span text:style-name="T2">int t1 = Integer.parseInt(stk.nextToken());</text:span></text:p>
      <text:p text:style-name="P5"><text:span text:style-name="T2">int t2 = Integer.parseInt(stk.nextToken());</text:span></text:p>
      <text:p text:style-name="P5"><text:span text:style-name="T2">int k = Integer.parseInt(stk.nextToken());</text:span></text:p>
      <text:p text:style-name="P5"><text:span text:style-name="T2"/></text:p>
      <text:p text:style-name="P5"><text:span text:style-name="T2">double per = 100-(k/100);</text:span></text:p>
      <text:p text:style-name="P5"><text:span text:style-name="T2"/></text:p>
      <text:p text:style-name="P5"><text:span text:style-name="T2">Participant [] ps = new Participant[n+1];</text:span></text:p>
      <text:p text:style-name="P5"><text:span text:style-name="T2">FinalParticipant [] fp = new Participant[n+1];</text:span></text:p>
      <text:p text:style-name="P5"><text:span text:style-name="T2"/></text:p>
      <text:p text:style-name="P5"><text:span text:style-name="T2">for(int I = 1; I &lt;= n; i++){</text:span></text:p>
      <text:p text:style-name="P5"><text:span text:style-name="T2">stk = new StringTokenizer(in.readLine());</text:span></text:p>
      <text:p text:style-name="P5"><text:span text:style-name="T2"/></text:p>
      <text:p text:style-name="P5"><text:span text:style-name="T2">int a = Integer.parseInt(stk.nextToken());</text:span></text:p>
      <text:p text:style-name="P5"><text:span text:style-name="T2">int b = Integer.parseInt(stk.nextToken());</text:span></text:p>
      <text:p text:style-name="P5"><text:span text:style-name="T2"/></text:p>
      <text:p text:style-name="P5"><text:span text:style-name="T2">ps[i] = new Particpant(a,b);</text:span></text:p>
      <text:p text:style-name="P5"><text:span text:style-name="T2">double total = (ps[i].before*t1*per)+ ps[i].after*t2;</text:span></text:p>
      <text:p text:style-name="P5"><text:span text:style-name="T2">fp[i] = new FinalParticipant(i,total);</text:span></text:p>
      <text:p text:style-name="P5"><text:span text:style-name="T2"/></text:p>
      <text:p text:style-name="P5"><text:span text:style-name="T2">}</text:span></text:p>
      <text:p text:style-name="P5"><text:span text:style-name="T2"/></text:p>
      <text:p text:style-name="P5"><text:span text:style-name="T2">Arrays.sort(fp);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>for(int I = </text:span><text:span text:style-name="T4">1</text:span><text:span text:style-name="T2">; I &lt;= n; i++){</text:span></text:p>
      <text:p text:style-name="P5"><text:span text:style-name="T2"/></text:p>
      <text:p text:style-name="P6"><text:span text:style-name="T5">system.out.println( </text:span><text:span text:style-name="T2">fp[i].</text:span><text:span text:style-name="T6">idx</text:span><text:span text:style-name="T5"> + “ ” + </text:span><text:span text:style-name="T2">fp[i].</text:span><text:span text:style-name="T5">total);</text:span></text:p>
      <text:p text:style-name="P5"><text:span text:style-name="T2">}</text:span></text:p>
      <text:p text:style-name="P8"><text:span text:style-name="T2">}</text:span></text:p>
      <text:p text:style-name="P5"><text:span text:style-name="T2">class Participant {</text:span></text:p>
      <text:p text:style-name="P5"><text:span text:style-name="T2">int before;</text:span></text:p>
      <text:p text:style-name="P5"><text:span text:style-name="T2">int after;</text:span></text:p>
      <text:p text:style-name="P5"><text:span text:style-name="T2"/></text:p>
      <text:p text:style-name="P5"><text:span text:style-name="T2">public <text:s/>Participant(int b,int a){</text:span></text:p>
      <text:p text:style-name="P5"><text:span text:style-name="T2">if(a &lt;= b){</text:span></text:p>
      <text:p text:style-name="P5"><text:span text:style-name="T2">before = a;</text:span></text:p>
      <text:p text:style-name="P5"><text:span text:style-name="T2">after = b</text:span></text:p>
      <text:p text:style-name="P5"><text:span text:style-name="T2">}else {</text:span></text:p>
      <text:p text:style-name="P5"><text:span text:style-name="T2">after = a;</text:span></text:p>
      <text:p text:style-name="P5"><text:span text:style-name="T2">before= <text:s/>b;</text:span></text:p>
      <text:p text:style-name="P5"><text:span text:style-name="T2"/></text:p>
      <text:p text:style-name="P5"><text:span text:style-name="T2">}</text:span></text:p>
      <text:p text:style-name="P5"><text:span text:style-name="T2">}</text:span></text:p>
      <text:p text:style-name="P5"><text:span text:style-name="T2"/></text:p>
      <text:p text:style-name="P5"><text:span text:style-name="T2"/></text:p>
      <text:p text:style-name="P5"><text:span text:style-name="T2">}</text:span></text:p>
      <text:p text:style-name="P5"><text:span text:style-name="T2">class FinalParticipant implements Compatable&lt;FinalParticipant&gt;{</text:span></text:p>
      <text:p text:style-name="P5"><text:span text:style-name="T2">int idx;</text:span></text:p>
      <text:p text:style-name="P5"><text:span text:style-name="T2">int total;</text:span></text:p>
      <text:p text:style-name="P5"><text:span text:style-name="T2"/></text:p>
      <text:p text:style-name="P5"><text:span text:style-name="T2">public <text:s/>Participant(int idx, int total){</text:span></text:p>
      <text:p text:style-name="P5"><text:span text:style-name="T2">this.total = total;</text:span></text:p>
      <text:p text:style-name="P5"><text:span text:style-name="T2">this.idx = idx;</text:span></text:p>
      <text:p text:style-name="P5"><text:span text:style-name="T2">}</text:span></text:p>
      <text:p text:style-name="P5"><text:span text:style-name="T2"/></text:p>
      <text:p text:style-name="P5"><text:span text:style-name="T2">@override </text:span></text:p>
      <text:p text:style-name="P5"><text:span text:style-name="T2">public int compareTo(FinalParticipant o){</text:span></text:p>
      <text:p text:style-name="P5"><text:span text:style-name="T2"/></text:p>
      <text:p text:style-name="P5"><text:span text:style-name="T2">if(total!=o.total){</text:span></text:p>
      <text:p text:style-name="P5"><text:span text:style-name="T2">return o.total – total;</text:span></text:p>
      <text:p text:style-name="P5"><text:span text:style-name="T2">}</text:span></text:p>
      <text:p text:style-name="P5"><text:span text:style-name="T2">return idx – o.idx;</text:span></text:p>
      <text:p text:style-name="P5"><text:span text:style-name="T2"/></text:p>
      <text:p text:style-name="P5"><text:span text:style-name="T2">}</text:span></text:p>
      <text:p text:style-name="P5"><text:span text:style-name="T2"/></text:p>
      <text:p text:style-name="P5"><text:span text:style-name="T2">}</text:span></text:p>
      <text:p text:style-name="P7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2:33:29.024180183</meta:creation-date>
    <dc:date>2020-04-17T02:50:59.177418925</dc:date>
    <meta:editing-duration>PT16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54" meta:word-count="172" meta:character-count="1284" meta:non-whitespace-character-count="1160"/>
  </office:meta>
</office:document-meta>
</file>